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UT_TIME</text:p>
          </table:table-cell>
          <table:table-cell office:value-type="string" calcext:value-type="string">
            <text:p>IN_COUNT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765" calcext:value-type="float">
            <text:p>0.76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 [.E2] / [.D2]" office:value-type="float" office:value="1338.56209150327" calcext:value-type="float">
            <text:p>1338.5620915033</text:p>
          </table:table-cell>
          <table:table-cell table:formula="of:= AVERAGE([.G2:.G12])" office:value-type="float" office:value="2371.84469515711" calcext:value-type="float">
            <text:p>2371.8446951571</text:p>
          </table:table-cell>
          <table:table-cell table:formula="of:= [.H2] / [.$H$57]" office:value-type="float" office:value="0.0204570988445748" calcext:value-type="float">
            <text:p>0.0204570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.278" calcext:value-type="float">
            <text:p>1.278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formula="of:= [.E3] / [.D3]" office:value-type="float" office:value="1602.50391236307" calcext:value-type="float">
            <text:p>1602.50391236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.509" calcext:value-type="float">
            <text:p>2.509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 [.E4] / [.D4]" office:value-type="float" office:value="1632.52291749701" calcext:value-type="float">
            <text:p>1632.52291749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.675" calcext:value-type="float">
            <text:p>4.675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formula="of:= [.E5] / [.D5]" office:value-type="float" office:value="1752.29946524064" calcext:value-type="float">
            <text:p>1752.29946524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9.513" calcext:value-type="float">
            <text:p>9.513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formula="of:= [.E6] / [.D6]" office:value-type="float" office:value="1722.27478187743" calcext:value-type="float">
            <text:p>1722.27478187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8.315001" calcext:value-type="float">
            <text:p>18.315001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formula="of:= [.E7] / [.D7]" office:value-type="float" office:value="1789.13449144775" calcext:value-type="float">
            <text:p>1789.13449144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34.98" calcext:value-type="float">
            <text:p>34.98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table:formula="of:= [.E8] / [.D8]" office:value-type="float" office:value="1873.5277301315" calcext:value-type="float">
            <text:p>1873.52773013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54.612" calcext:value-type="float">
            <text:p>54.6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table:formula="of:= [.E9] / [.D9]" office:value-type="float" office:value="2400.05859518055" calcext:value-type="float">
            <text:p>2400.05859518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77.361" calcext:value-type="float">
            <text:p>77.3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table:formula="of:= [.E10] / [.D10]" office:value-type="float" office:value="3388.58080945179" calcext:value-type="float">
            <text:p>3388.58080945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41.031006" calcext:value-type="float">
            <text:p>141.03100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table:formula="of:= [.E11] / [.D11]" office:value-type="float" office:value="3717.53712087965" calcext:value-type="float">
            <text:p>3717.537120879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15.167999" calcext:value-type="float">
            <text:p>215.16799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table:formula="of:= [.E12] / [.D12]" office:value-type="float" office:value="4873.28973115561" calcext:value-type="float">
            <text:p>4873.28973115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786" calcext:value-type="float">
            <text:p>0.78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 [.E13] / [.D13]" office:value-type="float" office:value="1302.7989821883" calcext:value-type="float">
            <text:p>1302.7989821883</text:p>
          </table:table-cell>
          <table:table-cell table:formula="of:= AVERAGE([.G13:.G23])" office:value-type="float" office:value="2442.83429699834" calcext:value-type="float">
            <text:p>2442.8342969984</text:p>
          </table:table-cell>
          <table:table-cell table:formula="of:= [.H13] / [.$H$57]" office:value-type="float" office:value="0.0210693823152288" calcext:value-type="float">
            <text:p>0.0210693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.31" calcext:value-type="float">
            <text:p>1.31</text:p>
          </table:table-cell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table:formula="of:= [.E14] / [.D14]" office:value-type="float" office:value="1563.35877862595" calcext:value-type="float">
            <text:p>1563.3587786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.561" calcext:value-type="float">
            <text:p>2.561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table:formula="of:= [.E15] / [.D15]" office:value-type="float" office:value="1599.37524404529" calcext:value-type="float">
            <text:p>1599.37524404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.931" calcext:value-type="float">
            <text:p>4.931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table:formula="of:= [.E16] / [.D16]" office:value-type="float" office:value="1661.32630298114" calcext:value-type="float">
            <text:p>1661.32630298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9.499001" calcext:value-type="float">
            <text:p>9.499001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formula="of:= [.E17] / [.D17]" office:value-type="float" office:value="1724.8129566467" calcext:value-type="float">
            <text:p>1724.81295664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8.734001" calcext:value-type="float">
            <text:p>18.734001</text:p>
          </table:table-cell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table:formula="of:= [.E18] / [.D18]" office:value-type="float" office:value="1749.1191550593" calcext:value-type="float">
            <text:p>1749.11915505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37.035" calcext:value-type="float">
            <text:p>37.0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table:formula="of:= [.E19] / [.D19]" office:value-type="float" office:value="1769.56932631295" calcext:value-type="float">
            <text:p>1769.5693263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64.681" calcext:value-type="float">
            <text:p>64.68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table:formula="of:= [.E20] / [.D20]" office:value-type="float" office:value="2026.43743912432" calcext:value-type="float">
            <text:p>2026.43743912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73.026001" calcext:value-type="float">
            <text:p>73.02600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table:formula="of:= [.E21] / [.D21]" office:value-type="float" office:value="3589.73511366178" calcext:value-type="float">
            <text:p>3589.73511366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01.96199" calcext:value-type="float">
            <text:p>101.96199</text:p>
          </table:table-cell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table:formula="of:= [.E22] / [.D22]" office:value-type="float" office:value="5141.99458052947" calcext:value-type="float">
            <text:p>5141.99458052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21.094986" calcext:value-type="float">
            <text:p>221.09498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table:formula="of:= [.E23] / [.D23]" office:value-type="float" office:value="4742.64938780656" calcext:value-type="float">
            <text:p>4742.64938780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671" calcext:value-type="float">
            <text:p>0.671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 [.E24] / [.D24]" office:value-type="float" office:value="1526.08047690015" calcext:value-type="float">
            <text:p>1526.0804769002</text:p>
          </table:table-cell>
          <table:table-cell table:formula="of:= AVERAGE([.G24:.G34])" office:value-type="float" office:value="2928.38926418129" calcext:value-type="float">
            <text:p>2928.3892641813</text:p>
          </table:table-cell>
          <table:table-cell table:formula="of:= [.H24] / [.$H$57]" office:value-type="float" office:value="0.0252572812861932" calcext:value-type="float">
            <text:p>0.0252572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.236" calcext:value-type="float">
            <text:p>1.236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table:formula="of:= [.E25] / [.D25]" office:value-type="float" office:value="1656.95792880259" calcext:value-type="float">
            <text:p>1656.9579288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.104" calcext:value-type="float">
            <text:p>2.10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formula="of:= [.E26] / [.D26]" office:value-type="float" office:value="1946.7680608365" calcext:value-type="float">
            <text:p>1946.76806083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3.947" calcext:value-type="float">
            <text:p>3.947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table:formula="of:= [.E27] / [.D27]" office:value-type="float" office:value="2075.50038003547" calcext:value-type="float">
            <text:p>2075.50038003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7.795" calcext:value-type="float">
            <text:p>7.795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table:formula="of:= [.E28] / [.D28]" office:value-type="float" office:value="2101.86016677357" calcext:value-type="float">
            <text:p>2101.86016677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4.384" calcext:value-type="float">
            <text:p>14.384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formula="of:= [.E29] / [.D29]" office:value-type="float" office:value="2278.08676307008" calcext:value-type="float">
            <text:p>2278.08676307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31.84" calcext:value-type="float">
            <text:p>31.84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table:formula="of:= [.E30] / [.D30]" office:value-type="float" office:value="2058.29145728643" calcext:value-type="float">
            <text:p>2058.29145728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55.097" calcext:value-type="float">
            <text:p>55.09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table:formula="of:= [.E31] / [.D31]" office:value-type="float" office:value="2378.93170227054" calcext:value-type="float">
            <text:p>2378.93170227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69.436005" calcext:value-type="float">
            <text:p>69.43600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table:formula="of:= [.E32] / [.D32]" office:value-type="float" office:value="3775.33240859695" calcext:value-type="float">
            <text:p>3775.33240859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74.375999" calcext:value-type="float">
            <text:p>74.375999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table:formula="of:= [.E33] / [.D33]" office:value-type="float" office:value="7049.15573638211" calcext:value-type="float">
            <text:p>7049.15573638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95.435989" calcext:value-type="float">
            <text:p>195.43598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table:formula="of:= [.E34] / [.D34]" office:value-type="float" office:value="5365.31682503983" calcext:value-type="float">
            <text:p>5365.31682503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447" calcext:value-type="float">
            <text:p>0.447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table:formula="of:= [.E35] / [.D35]" office:value-type="float" office:value="2290.82774049217" calcext:value-type="float">
            <text:p>2290.8277404922</text:p>
          </table:table-cell>
          <table:table-cell table:formula="of:= AVERAGE([.G35:.G45])" office:value-type="float" office:value="5261.80995714398" calcext:value-type="float">
            <text:p>5261.809957144</text:p>
          </table:table-cell>
          <table:table-cell table:formula="of:= [.H35] / [.$H$57]" office:value-type="float" office:value="0.0453829741105928" calcext:value-type="float">
            <text:p>0.0453829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565" calcext:value-type="float">
            <text:p>0.565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table:formula="of:= [.E36] / [.D36]" office:value-type="float" office:value="3624.77876106195" calcext:value-type="float">
            <text:p>3624.7787610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.128" calcext:value-type="float">
            <text:p>1.128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table:formula="of:= [.E37] / [.D37]" office:value-type="float" office:value="3631.20567375887" calcext:value-type="float">
            <text:p>3631.20567375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.159" calcext:value-type="float">
            <text:p>2.159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table:formula="of:= [.E38] / [.D38]" office:value-type="float" office:value="3794.3492357573" calcext:value-type="float">
            <text:p>3794.34923575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.105" calcext:value-type="float">
            <text:p>4.105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table:formula="of:= [.E39] / [.D39]" office:value-type="float" office:value="3991.23020706455" calcext:value-type="float">
            <text:p>3991.23020706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7.812" calcext:value-type="float">
            <text:p>7.812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table:formula="of:= [.E40] / [.D40]" office:value-type="float" office:value="4194.57245263697" calcext:value-type="float">
            <text:p>4194.5724526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6.955" calcext:value-type="float">
            <text:p>16.955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table:formula="of:= [.E41] / [.D41]" office:value-type="float" office:value="3865.2904747862" calcext:value-type="float">
            <text:p>3865.29047478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32.993999" calcext:value-type="float">
            <text:p>32.99399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table:formula="of:= [.E42] / [.D42]" office:value-type="float" office:value="3972.6011993878" calcext:value-type="float">
            <text:p>3972.60119938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2.916" calcext:value-type="float">
            <text:p>42.9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table:formula="of:= [.E43] / [.D43]" office:value-type="float" office:value="6108.30459502284" calcext:value-type="float">
            <text:p>6108.30459502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2.731998" calcext:value-type="float">
            <text:p>42.73199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table:formula="of:= [.E44] / [.D44]" office:value-type="float" office:value="12269.2133421892" calcext:value-type="float">
            <text:p>12269.21334218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03.434998" calcext:value-type="float">
            <text:p>103.43499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" calcext:value-type="float">
            <text:p>8</text:p>
          </table:table-cell>
          <table:table-cell table:formula="of:= [.E45] / [.D45]" office:value-type="float" office:value="10137.535846426" calcext:value-type="float">
            <text:p>10137.5358464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404" calcext:value-type="float">
            <text:p>0.40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formula="of:= [.E46] / [.D46]" office:value-type="float" office:value="2534.65346534653" calcext:value-type="float">
            <text:p>2534.6534653465</text:p>
          </table:table-cell>
          <table:table-cell table:formula="of:= AVERAGE([.G46:.G56])" office:value-type="float" office:value="5103.837621778" calcext:value-type="float">
            <text:p>5103.837621778</text:p>
          </table:table-cell>
          <table:table-cell table:formula="of:= [.H46] / [.$H$57]" office:value-type="float" office:value="0.0440204668242226" calcext:value-type="float">
            <text:p>0.044020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0.63" calcext:value-type="float">
            <text:p>0.63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formula="of:= [.E47] / [.D47]" office:value-type="float" office:value="3250.79365079365" calcext:value-type="float">
            <text:p>3250.79365079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.089" calcext:value-type="float">
            <text:p>1.089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table:formula="of:= [.E48] / [.D48]" office:value-type="float" office:value="3761.24885215794" calcext:value-type="float">
            <text:p>3761.2488521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2.057" calcext:value-type="float">
            <text:p>2.057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formula="of:= [.E49] / [.D49]" office:value-type="float" office:value="3982.49878463782" calcext:value-type="float">
            <text:p>3982.49878463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.305" calcext:value-type="float">
            <text:p>4.305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table:formula="of:= [.E50] / [.D50]" office:value-type="float" office:value="3805.80720092915" calcext:value-type="float">
            <text:p>3805.80720092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7.932" calcext:value-type="float">
            <text:p>7.932</text:p>
          </table:table-cell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table:formula="of:= [.E51] / [.D51]" office:value-type="float" office:value="4131.11447302068" calcext:value-type="float">
            <text:p>4131.11447302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5.875999" calcext:value-type="float">
            <text:p>15.875999</text:p>
          </table:table-cell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table:formula="of:= [.E52] / [.D52]" office:value-type="float" office:value="4127.99219753037" calcext:value-type="float">
            <text:p>4127.99219753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30.415001" calcext:value-type="float">
            <text:p>30.4150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table:formula="of:= [.E53] / [.D53]" office:value-type="float" office:value="4309.45243105532" calcext:value-type="float">
            <text:p>4309.45243105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59.259003" calcext:value-type="float">
            <text:p>59.2590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table:formula="of:= [.E54] / [.D54]" office:value-type="float" office:value="4423.69912973393" calcext:value-type="float">
            <text:p>4423.69912973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43.284" calcext:value-type="float">
            <text:p>43.28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table:formula="of:= [.E55] / [.D55]" office:value-type="float" office:value="12112.743739026" calcext:value-type="float">
            <text:p>12112.743739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parallel</text:p>
          </table:table-cell>
          <table:table-cell office:value-type="float" office:value="108.075996" calcext:value-type="float">
            <text:p>108.0759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table:formula="of:= [.E56] / [.D56]" office:value-type="float" office:value="9702.20991532662" calcext:value-type="float">
            <text:p>9702.20991532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009" calcext:value-type="float">
            <text:p>0.009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 [.E57] / [.D57]" office:value-type="float" office:value="113777.777777778" calcext:value-type="float">
            <text:p>113777.777777778</text:p>
          </table:table-cell>
          <table:table-cell table:formula="of:= AVERAGE([.G57:.G67])" office:value-type="float" office:value="115942.378397713" calcext:value-type="float">
            <text:p>115942.378397713</text:p>
          </table:table-cell>
          <table:table-cell table:formula="of:= [.H57] / [.$H$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019" calcext:value-type="float">
            <text:p>0.019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 [.E58] / [.D58]" office:value-type="float" office:value="107789.473684211" calcext:value-type="float">
            <text:p>107789.4736842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037" calcext:value-type="float">
            <text:p>0.037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 [.E59] / [.D59]" office:value-type="float" office:value="110702.702702703" calcext:value-type="float">
            <text:p>110702.7027027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072" calcext:value-type="float">
            <text:p>0.072</text:p>
          </table:table-cell>
          <table:table-cell office:value-type="float" office:value="8192" calcext:value-type="float">
            <text:p>8192</text:p>
          </table:table-cell>
          <table:table-cell/>
          <table:table-cell table:formula="of:= [.E60] / [.D60]" office:value-type="float" office:value="113777.777777778" calcext:value-type="float">
            <text:p>113777.777777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144" calcext:value-type="float">
            <text:p>0.144</text:p>
          </table:table-cell>
          <table:table-cell office:value-type="float" office:value="16384" calcext:value-type="float">
            <text:p>16384</text:p>
          </table:table-cell>
          <table:table-cell/>
          <table:table-cell table:formula="of:= [.E61] / [.D61]" office:value-type="float" office:value="113777.777777778" calcext:value-type="float">
            <text:p>113777.777777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289" calcext:value-type="float">
            <text:p>0.289</text:p>
          </table:table-cell>
          <table:table-cell office:value-type="float" office:value="32768" calcext:value-type="float">
            <text:p>32768</text:p>
          </table:table-cell>
          <table:table-cell/>
          <table:table-cell table:formula="of:= [.E62] / [.D62]" office:value-type="float" office:value="113384.083044983" calcext:value-type="float">
            <text:p>113384.0830449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0.578" calcext:value-type="float">
            <text:p>0.578</text:p>
          </table:table-cell>
          <table:table-cell office:value-type="float" office:value="65536" calcext:value-type="float">
            <text:p>65536</text:p>
          </table:table-cell>
          <table:table-cell/>
          <table:table-cell table:formula="of:= [.E63] / [.D63]" office:value-type="float" office:value="113384.083044983" calcext:value-type="float">
            <text:p>113384.0830449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1.051" calcext:value-type="float">
            <text:p>1.051</text:p>
          </table:table-cell>
          <table:table-cell office:value-type="float" office:value="131072" calcext:value-type="float">
            <text:p>131072</text:p>
          </table:table-cell>
          <table:table-cell/>
          <table:table-cell table:formula="of:= [.E64] / [.D64]" office:value-type="float" office:value="124711.703139867" calcext:value-type="float">
            <text:p>124711.7031398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2.142" calcext:value-type="float">
            <text:p>2.142</text:p>
          </table:table-cell>
          <table:table-cell office:value-type="float" office:value="262144" calcext:value-type="float">
            <text:p>262144</text:p>
          </table:table-cell>
          <table:table-cell/>
          <table:table-cell table:formula="of:= [.E65] / [.D65]" office:value-type="float" office:value="122382.819794585" calcext:value-type="float">
            <text:p>122382.8197945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4.33" calcext:value-type="float">
            <text:p>4.33</text:p>
          </table:table-cell>
          <table:table-cell office:value-type="float" office:value="524288" calcext:value-type="float">
            <text:p>524288</text:p>
          </table:table-cell>
          <table:table-cell/>
          <table:table-cell table:formula="of:= [.E66] / [.D66]" office:value-type="float" office:value="121082.678983834" calcext:value-type="float">
            <text:p>121082.6789838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2</text:p>
          </table:table-cell>
          <table:table-cell office:value-type="string" calcext:value-type="string">
            <text:p>serial</text:p>
          </table:table-cell>
          <table:table-cell office:value-type="float" office:value="8.695" calcext:value-type="float">
            <text:p>8.695</text:p>
          </table:table-cell>
          <table:table-cell office:value-type="float" office:value="1048576" calcext:value-type="float">
            <text:p>1048576</text:p>
          </table:table-cell>
          <table:table-cell/>
          <table:table-cell table:formula="of:= [.E67] / [.D67]" office:value-type="float" office:value="120595.284646348" calcext:value-type="float">
            <text:p>120595.284646348</text:p>
          </table:table-cell>
          <table:table-cell table:number-columns-repeated="2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2-20T19:17:25.159901984</dc:date>
    <dc:creator>Minke Zhang</dc:creator>
    <meta:editing-duration>PT1M14S</meta:editing-duration>
    <meta:editing-cycles>2</meta:editing-cycles>
    <meta:document-statistic meta:table-count="1" meta:cell-count="472" meta:object-count="0"/>
  </office:meta>
</office:document-meta>
</file>